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69c" officeooo:paragraph-rsid="0003e69c"/>
    </style:style>
    <style:style style:name="P2" style:family="paragraph" style:parent-style-name="Standard">
      <style:text-properties officeooo:rsid="0003f14d" officeooo:paragraph-rsid="0003f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git</text:p>
      <text:p text:style-name="P2">Buenas tardes git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14:28:48.658000000</meta:creation-date>
    <dc:date>2023-02-17T16:51:19.923000000</dc:date>
    <meta:editing-duration>PT1M25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" meta:word-count="5" meta:character-count="25" meta:non-whitespace-character-count="22"/>
  </office:meta>
</office:document-meta>
</file>